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34.1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1cm"/>
    </style:style>
    <style:style style:name="co5" style:family="table-column">
      <style:table-column-properties fo:break-before="auto" style:column-width="1.612cm"/>
    </style:style>
    <style:style style:name="co6" style:family="table-column">
      <style:table-column-properties fo:break-before="auto" style:column-width="9.488cm"/>
    </style:style>
    <style:style style:name="co7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379cm"/>
    </style:style>
    <style:style style:name="co9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1" office:value-type="string" calcext:value-type="string">
            <text:p>Insert result from grepWin to the $names and $titles. Change mod name in the A7</text:p>
          </table:table-cell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7];[.$A$4];[$titles.$C2];[.$A$5];[$titles.$C2])" office:value-type="string" office:string-value="@PART[rr_boxblue]:NEEDS[RationalResourcesParts]     {@title = RR Boxed Radial Convert-O-Tron A    } // RR Boxed Radial Convert-O-Tron A" calcext:value-type="string">
            <text:p>@PART[rr_boxblue]:NEEDS[RationalResourcesParts] <text:s text:c="4"/>{@title = RR Boxed Radial Convert-O-Tron A <text:s text:c="3"/>} // RR Boxed Radial Convert-O-Tron A</text:p>
          </table:table-cell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7];[.$A$4];[$titles.$C3];[.$A$5];[$titles.$C3])" office:value-type="string" office:string-value="@PART[rr_boxblue_flat]:NEEDS[RationalResourcesParts]     {@title = RR Boxed Compressor    } // RR Boxed Compressor" calcext:value-type="string">
            <text:p>@PART[rr_boxblue_flat]:NEEDS[RationalResourcesParts] <text:s text:c="4"/>{@title = RR Boxed Compressor <text:s text:c="3"/>} // RR Boxed Compressor</text:p>
          </table:table-cell>
        </table:table-row>
        <table:table-row table:style-name="ro1">
          <table:table-cell table:style-name="ce1" office:value-type="string" calcext:value-type="string">
            <text:p>] <text:s text:c="4"/>{@title = </text:p>
          </table:table-cell>
          <table:table-cell table:formula="of:=COM.MICROSOFT.CONCAT([.$A$2];[$names.$C4];[.$A$3];[.$A$7];[.$A$4];[$titles.$C4];[.$A$5];[$titles.$C4])" office:value-type="string" office:string-value="@PART[rr_boxblue_long]:NEEDS[RationalResourcesParts]     {@title = RR Boxed Radial Convert-O-Tron B    } // RR Boxed Radial Convert-O-Tron B" calcext:value-type="string">
            <text:p>@PART[rr_boxblue_long]:NEEDS[RationalResourcesParts] <text:s text:c="4"/>{@title = RR Boxed Radial Convert-O-Tron B <text:s text:c="3"/>} // RR Boxed Radial Convert-O-Tron B</text:p>
          </table:table-cell>
        </table:table-row>
        <table:table-row table:style-name="ro1">
          <table:table-cell table:style-name="ce1" office:value-type="string" calcext:value-type="string">
            <text:p><text:s text:c="4"/>} // </text:p>
          </table:table-cell>
          <table:table-cell table:formula="of:=COM.MICROSOFT.CONCAT([.$A$2];[$names.$C5];[.$A$3];[.$A$7];[.$A$4];[$titles.$C5];[.$A$5];[$titles.$C5])" office:value-type="string" office:string-value="@PART[rr_boxred_flat]:NEEDS[RationalResourcesParts]     {@title = RR Boxed Decompressor    } // RR Boxed Decompressor" calcext:value-type="string">
            <text:p>@PART[rr_boxred_flat]:NEEDS[RationalResourcesParts] <text:s text:c="4"/>{@title = RR Boxed Decompressor <text:s text:c="3"/>} // RR Boxed Decompressor</text:p>
          </table:table-cell>
        </table:table-row>
        <table:table-row table:style-name="ro1">
          <table:table-cell table:style-name="ce1" office:value-type="string" calcext:value-type="string">
            <text:p>MOD:</text:p>
          </table:table-cell>
          <table:table-cell table:formula="of:=COM.MICROSOFT.CONCAT([.$A$2];[$names.$C6];[.$A$3];[.$A$7];[.$A$4];[$titles.$C6];[.$A$5];[$titles.$C6])" office:value-type="string" office:string-value="@PART[RRBreadTank04]:NEEDS[RationalResourcesParts]     {@title = RR Bread Tank 04    } // RR Bread Tank 04" calcext:value-type="string">
            <text:p>@PART[RRBreadTank04]:NEEDS[RationalResourcesParts] <text:s text:c="4"/>{@title = RR Bread Tank 04 <text:s text:c="3"/>} // RR Bread Tank 04</text:p>
          </table:table-cell>
        </table:table-row>
        <table:table-row table:style-name="ro1">
          <table:table-cell table:style-name="ce5" office:value-type="string" calcext:value-type="string">
            <text:p>RationalResourcesParts</text:p>
          </table:table-cell>
          <table:table-cell table:formula="of:=COM.MICROSOFT.CONCAT([.$A$2];[$names.$C7];[.$A$3];[.$A$7];[.$A$4];[$titles.$C7];[.$A$5];[$titles.$C7])" office:value-type="string" office:string-value="@PART[RRBreadTank12]:NEEDS[RationalResourcesParts]     {@title = RR Bread Tank 12    } // RR Bread Tank 12" calcext:value-type="string">
            <text:p>@PART[RRBreadTank12]:NEEDS[RationalResourcesParts] <text:s text:c="4"/>{@title = RR Bread Tank 12 <text:s text:c="3"/>} // RR Bread Tank 12</text:p>
          </table:table-cell>
        </table:table-row>
        <table:table-row table:style-name="ro1">
          <table:table-cell/>
          <table:table-cell table:formula="of:=COM.MICROSOFT.CONCAT([.$A$2];[$names.$C8];[.$A$3];[.$A$7];[.$A$4];[$titles.$C8];[.$A$5];[$titles.$C8])" office:value-type="string" office:string-value="@PART[RRBreadTank11]:NEEDS[RationalResourcesParts]     {@title = RR Bread Tank 11    } // RR Bread Tank 11" calcext:value-type="string">
            <text:p>@PART[RRBreadTank11]:NEEDS[RationalResourcesParts] <text:s text:c="4"/>{@title = RR Bread Tank 11 <text:s text:c="3"/>} // RR Bread Tank 11</text:p>
          </table:table-cell>
        </table:table-row>
        <table:table-row table:style-name="ro1">
          <table:table-cell/>
          <table:table-cell table:formula="of:=COM.MICROSOFT.CONCAT([.$A$2];[$names.$C9];[.$A$3];[.$A$7];[.$A$4];[$titles.$C9];[.$A$5];[$titles.$C9])" office:value-type="string" office:string-value="@PART[RREngineMAPT0]:NEEDS[RationalResourcesParts]     {@title = RR MAPT    } // RR MAPT" calcext:value-type="string">
            <text:p>@PART[RREngineMAPT0]:NEEDS[RationalResourcesParts] <text:s text:c="4"/>{@title = RR MAPT <text:s text:c="3"/>} // RR MAPT</text:p>
          </table:table-cell>
        </table:table-row>
        <table:table-row table:style-name="ro1">
          <table:table-cell/>
          <table:table-cell table:formula="of:=COM.MICROSOFT.CONCAT([.$A$2];[$names.$C10];[.$A$3];[.$A$7];[.$A$4];[$titles.$C10];[.$A$5];[$titles.$C10])" office:value-type="string" office:string-value="@PART[RREngineMET]:NEEDS[RationalResourcesParts]     {@title = RR MET    } // RR MET" calcext:value-type="string">
            <text:p>@PART[RREngineMET]:NEEDS[RationalResourcesParts] <text:s text:c="4"/>{@title = RR MET <text:s text:c="3"/>} // RR MET</text:p>
          </table:table-cell>
        </table:table-row>
        <table:table-row table:style-name="ro1">
          <table:table-cell/>
          <table:table-cell table:formula="of:=COM.MICROSOFT.CONCAT([.$A$2];[$names.$C11];[.$A$3];[.$A$7];[.$A$4];[$titles.$C11];[.$A$5];[$titles.$C11])" office:value-type="string" office:string-value="@PART[RREngineNTJ1]:NEEDS[RationalResourcesParts]     {@title = RR J-406 &quot;Maine Coon&quot; Nuclear Thermal Turbojet    } // RR J-406 &quot;Maine Coon&quot; Nuclear Thermal Turbojet" calcext:value-type="string">
            <text:p>@PART[RREngineNTJ1]:NEEDS[RationalResourcesParts] <text:s text:c="4"/>{@title = RR J-406 "Maine Coon" Nuclear Thermal Turbojet <text:s text:c="3"/>} // RR J-406 "Maine Coon" Nuclear Thermal Turbojet</text:p>
          </table:table-cell>
        </table:table-row>
        <table:table-row table:style-name="ro1">
          <table:table-cell/>
          <table:table-cell table:formula="of:=COM.MICROSOFT.CONCAT([.$A$2];[$names.$C12];[.$A$3];[.$A$7];[.$A$4];[$titles.$C12];[.$A$5];[$titles.$C12])" office:value-type="string" office:string-value="@PART[RREngineNERVA-R]:NEEDS[RationalResourcesParts]     {@title = RR LV-N-R Nuclear Thermal Rocket    } // RR LV-N-R Nuclear Thermal Rocket" calcext:value-type="string">
            <text:p>@PART[RREngineNERVA-R]:NEEDS[RationalResourcesParts] <text:s text:c="4"/>{@title = RR LV-N-R Nuclear Thermal Rocket <text:s text:c="3"/>} // RR LV-N-R Nuclear Thermal Rocket</text:p>
          </table:table-cell>
        </table:table-row>
        <table:table-row table:style-name="ro1">
          <table:table-cell/>
          <table:table-cell table:formula="of:=COM.MICROSOFT.CONCAT([.$A$2];[$names.$C13];[.$A$3];[.$A$7];[.$A$4];[$titles.$C13];[.$A$5];[$titles.$C13])" office:value-type="string" office:string-value="@PART[RREngineNERVA-O]:NEEDS[RationalResourcesParts]     {@title = RR LV-N-O Nuclear Thermal Rocket    } // RR LV-N-O Nuclear Thermal Rocket" calcext:value-type="string">
            <text:p>@PART[RREngineNERVA-O]:NEEDS[RationalResourcesParts] <text:s text:c="4"/>{@title = RR LV-N-O Nuclear Thermal Rocket <text:s text:c="3"/>} // RR LV-N-O Nuclear Thermal Rocket</text:p>
          </table:table-cell>
        </table:table-row>
        <table:table-row table:style-name="ro1">
          <table:table-cell/>
          <table:table-cell table:formula="of:=COM.MICROSOFT.CONCAT([.$A$2];[$names.$C14];[.$A$3];[.$A$7];[.$A$4];[$titles.$C14];[.$A$5];[$titles.$C14])" office:value-type="string" office:string-value="@PART[RREngineSFRJ]:NEEDS[RationalResourcesParts]     {@title = RR SFRJ &quot;Thunder Punch&quot;    } // RR SFRJ &quot;Thunder Punch&quot;" calcext:value-type="string">
            <text:p>@PART[RREngineSFRJ]:NEEDS[RationalResourcesParts] <text:s text:c="4"/>{@title = RR SFRJ "Thunder Punch" <text:s text:c="3"/>} // RR SFRJ "Thunder Punch"</text:p>
          </table:table-cell>
        </table:table-row>
        <table:table-row table:style-name="ro1">
          <table:table-cell/>
          <table:table-cell table:formula="of:=COM.MICROSOFT.CONCAT([.$A$2];[$names.$C15];[.$A$3];[.$A$7];[.$A$4];[$titles.$C15];[.$A$5];[$titles.$C15])" office:value-type="string" office:string-value="@PART[RREngineSRB_RT05]:NEEDS[RationalResourcesParts]     {@title = RR Hybrid SRM RT-5 &quot;Flea&quot;    } // RR Hybrid SRM RT-5 &quot;Flea&quot;" calcext:value-type="string">
            <text:p>@PART[RREngineSRB_RT05]:NEEDS[RationalResourcesParts] <text:s text:c="4"/>{@title = RR Hybrid SRM RT-5 "Flea" <text:s text:c="3"/>} // RR Hybrid SRM RT-5 "Flea"</text:p>
          </table:table-cell>
        </table:table-row>
        <table:table-row table:style-name="ro1">
          <table:table-cell/>
          <table:table-cell table:formula="of:=COM.MICROSOFT.CONCAT([.$A$2];[$names.$C16];[.$A$3];[.$A$7];[.$A$4];[$titles.$C16];[.$A$5];[$titles.$C16])" office:value-type="string" office:string-value="@PART[RREngineSRB_RT10]:NEEDS[RationalResourcesParts]     {@title = RR Hybrid SRM RT-10 &quot;Hammer&quot;    } // RR Hybrid SRM RT-10 &quot;Hammer&quot;" calcext:value-type="string">
            <text:p>@PART[RREngineSRB_RT10]:NEEDS[RationalResourcesParts] <text:s text:c="4"/>{@title = RR Hybrid SRM RT-10 "Hammer" <text:s text:c="3"/>} // RR Hybrid SRM RT-10 "Hammer"</text:p>
          </table:table-cell>
        </table:table-row>
        <table:table-row table:style-name="ro1">
          <table:table-cell/>
          <table:table-cell table:formula="of:=COM.MICROSOFT.CONCAT([.$A$2];[$names.$C17];[.$A$3];[.$A$7];[.$A$4];[$titles.$C17];[.$A$5];[$titles.$C17])" office:value-type="string" office:string-value="@PART[rr_exoscoop]:NEEDS[RationalResourcesParts]     {@title = RR Particle Scoop    } // RR Particle Scoop" calcext:value-type="string">
            <text:p>@PART[rr_exoscoop]:NEEDS[RationalResourcesParts] <text:s text:c="4"/>{@title = RR Particle Scoop <text:s text:c="3"/>} // RR Particle Scoop</text:p>
          </table:table-cell>
        </table:table-row>
        <table:table-row table:style-name="ro1">
          <table:table-cell/>
          <table:table-cell table:formula="of:=COM.MICROSOFT.CONCAT([.$A$2];[$names.$C18];[.$A$3];[.$A$7];[.$A$4];[$titles.$C18];[.$A$5];[$titles.$C18])" office:value-type="string" office:string-value="@PART[rr_hydroscoop_temp]:NEEDS[RationalResourcesParts]     {@title = RR Hydro Scoop Beta    } // RR Hydro Scoop Beta" calcext:value-type="string">
            <text:p>@PART[rr_hydroscoop_temp]:NEEDS[RationalResourcesParts] <text:s text:c="4"/>{@title = RR Hydro Scoop Beta <text:s text:c="3"/>} // RR Hydro Scoop Beta</text:p>
          </table:table-cell>
        </table:table-row>
        <table:table-row table:style-name="ro1">
          <table:table-cell/>
          <table:table-cell table:formula="of:=COM.MICROSOFT.CONCAT([.$A$2];[$names.$C19];[.$A$3];[.$A$7];[.$A$4];[$titles.$C19];[.$A$5];[$titles.$C19])" office:value-type="string" office:string-value="@PART[RRRCSLinearCold]:NEEDS[RationalResourcesParts]     {@title = RR CGT-A1 Linear Thruster    } // RR CGT-A1 Linear Thruster" calcext:value-type="string">
            <text:p>@PART[RRRCSLinearCold]:NEEDS[RationalResourcesParts] <text:s text:c="4"/>{@title = RR CGT-A1 Linear Thruster <text:s text:c="3"/>} // RR CGT-A1 Linear Thruster</text:p>
          </table:table-cell>
        </table:table-row>
        <table:table-row table:style-name="ro1">
          <table:table-cell/>
          <table:table-cell table:formula="of:=COM.MICROSOFT.CONCAT([.$A$2];[$names.$C20];[.$A$3];[.$A$7];[.$A$4];[$titles.$C20];[.$A$5];[$titles.$C20])" office:value-type="string" office:string-value="@PART[RRRCSQuadCold]:NEEDS[RationalResourcesParts]     {@title = RR CGT-A4 Thruster Block    } // RR CGT-A4 Thruster Block" calcext:value-type="string">
            <text:p>@PART[RRRCSQuadCold]:NEEDS[RationalResourcesParts] <text:s text:c="4"/>{@title = RR CGT-A4 Thruster Block <text:s text:c="3"/>} // RR CGT-A4 Thruster Block</text:p>
          </table:table-cell>
        </table:table-row>
        <table:table-row table:style-name="ro1">
          <table:table-cell/>
          <table:table-cell table:formula="of:=COM.MICROSOFT.CONCAT([.$A$2];[$names.$C21];[.$A$3];[.$A$7];[.$A$4];[$titles.$C21];[.$A$5];[$titles.$C21])" office:value-type="string" office:string-value="@PART[]:NEEDS[RationalResourcesParts]     {@title =     } // " calcext:value-type="string">
            <text:p>@PART[]:NEEDS[RationalResourcesParts] <text:s text:c="4"/>{@title = <text:s text:c="4"/>} // </text:p>
          </table:table-cell>
        </table:table-row>
        <table:table-row table:style-name="ro1">
          <table:table-cell/>
          <table:table-cell table:formula="of:=COM.MICROSOFT.CONCAT([.$A$2];[$names.$C22];[.$A$3];[.$A$7];[.$A$4];[$titles.$C22];[.$A$5];[$titles.$C22])" office:value-type="string" office:string-value="@PART[]:NEEDS[RationalResourcesParts]     {@title =     } // " calcext:value-type="string">
            <text:p>@PART[]:NEEDS[RationalResourcesParts] <text:s text:c="4"/>{@title = <text:s text:c="4"/>} // </text:p>
          </table:table-cell>
        </table:table-row>
        <table:table-row table:style-name="ro1">
          <table:table-cell/>
          <table:table-cell table:formula="of:=COM.MICROSOFT.CONCAT([.$A$2];[$names.$C23];[.$A$3];[.$A$7];[.$A$4];[$titles.$C23];[.$A$5];[$titles.$C23])" office:value-type="string" office:string-value="@PART[]:NEEDS[RationalResourcesParts]     {@title =     } // " calcext:value-type="string">
            <text:p>@PART[]:NEEDS[RationalResourcesParts] <text:s text:c="4"/>{@title = <text:s text:c="4"/>} // </text:p>
          </table:table-cell>
        </table:table-row>
      </table:table>
      <table:table table:name="nam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B_blu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fla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_flat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lon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_long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red_fla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red_flat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BreadTank04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RBreadTank12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RBreadTank11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IonJet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MAPT0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Ion_Wat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M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J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NTJ1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REngineNERVA-R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REngineNERVA-O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FRJ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FRJ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Flea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RB_RT05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Hamm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RB_RT10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ExoScoop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_exoscoop</text:p>
          </table:table-cell>
          <table:table-cell office:value-type="string" calcext:value-type="string">
            <text:p>C:\Users\User\Games\Kerbal Space Program 1.11.1 JNSQ\GameData\RationalResourcesParts\Parts\ExoScoop</text:p>
          </table:table-cell>
        </table:table-row>
        <table:table-row table:style-name="ro1">
          <table:table-cell office:value-type="string" calcext:value-type="string">
            <text:p>OceanScoop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_hydroscoop_temp</text:p>
          </table:table-cell>
          <table:table-cell office:value-type="string" calcext:value-type="string">
            <text:p>C:\Users\User\Games\Kerbal Space Program 1.11.1 JNSQ\GameData\RationalResourcesParts\Parts\OcnScoop</text:p>
          </table:table-cell>
        </table:table-row>
        <table:table-row table:style-name="ro1">
          <table:table-cell office:value-type="string" calcext:value-type="string">
            <text:p>LinearColdGas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RCSLinearCold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  <table:table-row table:style-name="ro1">
          <table:table-cell office:value-type="string" calcext:value-type="string">
            <text:p>QuadColdGas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RCSQuadCold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</table:table>
      <table:table table:name="title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B_blue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R Boxed Radial Convert-O-Tron A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flat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Compressor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long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Radial Convert-O-Tron B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red_flat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Decompressor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 Bread Tank 04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R Bread Tank 12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R Bread Tank 11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IonJet.cf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R MAP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Ion_Water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R M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J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R J-406 "Maine Coon" Nuclear Thermal Turboj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R LV-N-R Nuclear Thermal Rock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R LV-N-O Nuclear Thermal Rock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FRJ.cf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R SFRJ "Thunder Punch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Flea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R Hybrid SRM RT-5 "Flea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Hammer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R Hybrid SRM RT-10 "Hammer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ExoScoop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R Particle Scoop</text:p>
          </table:table-cell>
          <table:table-cell office:value-type="string" calcext:value-type="string">
            <text:p>C:\Users\User\Games\Kerbal Space Program 1.11.1 JNSQ\GameData\RationalResourcesParts\Parts\ExoScoop</text:p>
          </table:table-cell>
        </table:table-row>
        <table:table-row table:style-name="ro1">
          <table:table-cell office:value-type="string" calcext:value-type="string">
            <text:p>OceanScoop.cf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R Hydro Scoop Beta</text:p>
          </table:table-cell>
          <table:table-cell office:value-type="string" calcext:value-type="string">
            <text:p>C:\Users\User\Games\Kerbal Space Program 1.11.1 JNSQ\GameData\RationalResourcesParts\Parts\OcnScoop</text:p>
          </table:table-cell>
        </table:table-row>
        <table:table-row table:style-name="ro1">
          <table:table-cell office:value-type="string" calcext:value-type="string">
            <text:p>LinearColdGas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R CGT-A1 Linear Thruster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  <table:table-row table:style-name="ro1">
          <table:table-cell office:value-type="string" calcext:value-type="string">
            <text:p>QuadColdGas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R CGT-A4 Thruster Block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20:41:41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1-02-28T20:52:25.079000000</dc:date>
    <meta:editing-duration>PT5H5M46S</meta:editing-duration>
    <meta:editing-cycles>27</meta:editing-cycles>
    <meta:generator>LibreOffice/7.0.3.1$Windows_X86_64 LibreOffice_project/d7547858d014d4cf69878db179d326fc3483e082</meta:generator>
    <meta:document-statistic meta:table-count="3" meta:cell-count="189" meta:object-count="0"/>
  </office:meta>
</office:document-meta>
</file>